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ome</text:p>
          </table:table-cell>
          <table:table-cell office:value-type="string">
            <text:p>cidad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ictor</text:p>
          </table:table-cell>
          <table:table-cell office:value-type="string">
            <text:p>fortalez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ria</text:p>
          </table:table-cell>
          <table:table-cell office:value-type="string">
            <text:p>goiani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edro</text:p>
          </table:table-cell>
          <table:table-cell office:value-type="string">
            <text:p>são paulo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ia</text:p>
          </table:table-cell>
          <table:table-cell office:value-type="string">
            <text:p>terezina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lberto</text:p>
          </table:table-cell>
          <table:table-cell office:value-type="string">
            <text:p>porto alegr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jorge</text:p>
          </table:table-cell>
          <table:table-cell office:value-type="string">
            <text:p>rio de janeiro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arisa</text:p>
          </table:table-cell>
          <table:table-cell office:value-type="string">
            <text:p>campinas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joão</text:p>
          </table:table-cell>
          <table:table-cell office:value-type="string">
            <text:p>manaus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leticia</text:p>
          </table:table-cell>
          <table:table-cell office:value-type="string">
            <text:p>belem</text:p>
          </table:table-cell>
        </table:table-row>
      </table:table>
      <table:table table:name="Planilh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30">30/09/2021</text:date>, <text:time>15:26:2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 costa</meta:initial-creator>
    <meta:creation-date>2021-09-30T15:23:43.11</meta:creation-date>
    <dc:date>2021-09-30T15:26:29.20</dc:date>
    <dc:creator>victor costa</dc:creator>
    <meta:editing-duration>PT2M47S</meta:editing-duration>
    <meta:editing-cycles>1</meta:editing-cycles>
    <meta:document-statistic meta:table-count="3" meta:cell-count="30" meta:object-count="0"/>
    <meta:generator>OpenOffice/4.1.10$Win32 OpenOffice.org_project/4110m2$Build-9807</meta:generator>
  </office:meta>
</office:document-meta>
</file>